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894fd" style:font-weight-asian="bold" style:font-weight-complex="bold"/>
    </style:style>
    <style:style style:name="P2" style:family="paragraph" style:parent-style-name="Standard">
      <style:text-properties fo:font-weight="bold" officeooo:rsid="000a233b" officeooo:paragraph-rsid="000a233b" style:font-weight-asian="bold" style:font-weight-complex="bold"/>
    </style:style>
    <style:style style:name="P3" style:family="paragraph" style:parent-style-name="Standard">
      <style:text-properties fo:font-weight="bold" officeooo:rsid="000a233b" officeooo:paragraph-rsid="000f30d9" style:font-weight-asian="bold" style:font-weight-complex="bold"/>
    </style:style>
    <style:style style:name="P4" style:family="paragraph" style:parent-style-name="Standard">
      <style:text-properties officeooo:rsid="000a233b" officeooo:paragraph-rsid="000a233b"/>
    </style:style>
    <style:style style:name="P5" style:family="paragraph" style:parent-style-name="Standard" style:list-style-name="L1">
      <style:text-properties officeooo:rsid="000a233b" officeooo:paragraph-rsid="000a233b"/>
    </style:style>
    <style:style style:name="P6" style:family="paragraph" style:parent-style-name="Standard" style:list-style-name="L1">
      <style:text-properties officeooo:rsid="000a233b" officeooo:paragraph-rsid="00375243"/>
    </style:style>
    <style:style style:name="P7" style:family="paragraph" style:parent-style-name="Standard" style:list-style-name="L1">
      <style:text-properties officeooo:rsid="003581aa" officeooo:paragraph-rsid="003581aa"/>
    </style:style>
    <style:style style:name="P8" style:family="paragraph" style:parent-style-name="Standard" style:list-style-name="L1">
      <style:text-properties officeooo:rsid="0035a091" officeooo:paragraph-rsid="0035a091"/>
    </style:style>
    <style:style style:name="P9" style:family="paragraph" style:parent-style-name="Standard" style:list-style-name="L1">
      <style:text-properties officeooo:rsid="0035a091" officeooo:paragraph-rsid="003581aa"/>
    </style:style>
    <style:style style:name="P10" style:family="paragraph" style:parent-style-name="Standard" style:list-style-name="L1">
      <style:text-properties officeooo:rsid="00372b5a" officeooo:paragraph-rsid="00372b5a"/>
    </style:style>
    <style:style style:name="P11" style:family="paragraph" style:parent-style-name="Standard">
      <style:text-properties officeooo:rsid="003257ee" officeooo:paragraph-rsid="003257ee"/>
    </style:style>
    <style:style style:name="P12" style:family="paragraph" style:parent-style-name="Standard" style:list-style-name="L2">
      <style:text-properties officeooo:paragraph-rsid="000ff841"/>
    </style:style>
    <style:style style:name="P13" style:family="paragraph" style:parent-style-name="Standard" style:list-style-name="L2">
      <style:text-properties officeooo:paragraph-rsid="0017097a"/>
    </style:style>
    <style:style style:name="P14" style:family="paragraph" style:parent-style-name="Standard" style:list-style-name="L2">
      <style:text-properties officeooo:rsid="001394dc" officeooo:paragraph-rsid="001394dc"/>
    </style:style>
    <style:style style:name="P15" style:family="paragraph" style:parent-style-name="Standard">
      <style:text-properties officeooo:rsid="000ba350" officeooo:paragraph-rsid="001ae6e4"/>
    </style:style>
    <style:style style:name="P16" style:family="paragraph" style:parent-style-name="Standard">
      <style:text-properties fo:font-weight="bold" officeooo:rsid="000a233b" officeooo:paragraph-rsid="000a233b" style:font-weight-asian="bold" style:font-weight-complex="bold"/>
    </style:style>
    <style:style style:name="P17" style:family="paragraph" style:parent-style-name="Standard">
      <style:text-properties fo:font-weight="normal" officeooo:rsid="000a233b" officeooo:paragraph-rsid="003a08f3" style:font-weight-asian="normal" style:font-weight-complex="normal"/>
    </style:style>
    <style:style style:name="P18" style:family="paragraph" style:parent-style-name="Standard" style:list-style-name="L3">
      <style:text-properties officeooo:paragraph-rsid="003a08f3"/>
    </style:style>
    <style:style style:name="T1" style:family="text">
      <style:text-properties officeooo:rsid="000ba350"/>
    </style:style>
    <style:style style:name="T2" style:family="text">
      <style:text-properties officeooo:rsid="00113e51"/>
    </style:style>
    <style:style style:name="T3" style:family="text">
      <style:text-properties officeooo:rsid="001218c5"/>
    </style:style>
    <style:style style:name="T4" style:family="text">
      <style:text-properties fo:font-style="italic" officeooo:rsid="000ba350" style:font-style-asian="italic" style:font-style-complex="italic"/>
    </style:style>
    <style:style style:name="T5" style:family="text">
      <style:text-properties fo:font-style="italic" officeooo:rsid="001218c5" style:font-style-asian="italic" style:font-style-complex="italic"/>
    </style:style>
    <style:style style:name="T6" style:family="text">
      <style:text-properties officeooo:rsid="00375243"/>
    </style:style>
    <style:style style:name="T7" style:family="text">
      <style:text-properties officeooo:rsid="00394ccb"/>
    </style:style>
    <style:style style:name="T8" style:family="text">
      <style:text-properties officeooo:rsid="003a08f3"/>
    </style:style>
    <style:style style:name="T9" style:family="text">
      <style:text-properties fo:font-weight="normal" officeooo:rsid="003a08f3" style:font-weight-asian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grity constraints</text:p>
      <text:p text:style-name="P4">A stipulation/condition which ensures that changes made to the database by authorized users do not result in a loss of data consistency.</text:p>
      <text:p text:style-name="P4"/>
      <text:p text:style-name="P2">Types of integrity constraints</text:p>
      <text:list xml:id="list5718408909552561355" text:style-name="L1">
        <text:list-item>
          <text:p text:style-name="P7">Constraints on a single relation</text:p>
          <text:list>
            <text:list-item>
              <text:p text:style-name="P5">Key declarations.</text:p>
            </text:list-item>
            <text:list-item>
              <text:p text:style-name="P5">Domain constraints.</text:p>
            </text:list-item>
            <text:list-item>
              <text:p text:style-name="P8">Specifying that certain attributes in a relation must have a value.</text:p>
            </text:list-item>
            <text:list-item>
              <text:p text:style-name="P9">Specifying that certain attributes in a relation must have unique values.</text:p>
            </text:list-item>
            <text:list-item>
              <text:p text:style-name="P10">Checking if a predicate is satisfied by every tuple in a relation.</text:p>
            </text:list-item>
            <text:list-item>
              <text:p text:style-name="P6"><text:span text:style-name="T6">Checking if the domain of an attribute satisfies a particular predicate for every tuple in a rel</text:span><text:span text:style-name="T7">a</text:span><text:span text:style-name="T6">tion.</text:span></text:p>
            </text:list-item>
          </text:list>
        </text:list-item>
        <text:list-item>
          <text:p text:style-name="P7">Constraints between relations</text:p>
          <text:list>
            <text:list-item>
              <text:p text:style-name="P5"><text:a xlink:type="simple" xlink:href="../Referential%20Integrity%20Constraints.odt">Referential constraints</text:a></text:p>
            </text:list-item>
          </text:list>
        </text:list-item>
      </text:list>
      <text:p text:style-name="P4"/>
      <text:p text:style-name="P11">Key declaration in SQL</text:p>
      <text:p text:style-name="P2"/>
      <text:p text:style-name="P2">Domain constraints in SQL</text:p>
      <text:list xml:id="list7887391582550986270" text:style-name="L3">
        <text:list-item>
          <text:p text:style-name="P18"><text:span text:style-name="T9">create domain Dollars numeric(12, 2)</text:span></text:p>
        </text:list-item>
        <text:list-item>
          <text:p text:style-name="P18"><text:span text:style-name="T9">create domain HourlyWages number(5, 2)</text:span></text:p>
          <text:list>
            <text:list-item>
              <text:list>
                <text:list-header>
                  <text:p text:style-name="P18"><text:span text:style-name="T9">constraint wage_test check(value &gt;= 4.00)</text:span></text:p>
                </text:list-header>
              </text:list>
            </text:list-item>
          </text:list>
        </text:list-item>
        <text:list-item>
          <text:p text:style-name="P18"><text:span text:style-name="T9">create domain Account_number char(10)</text:span></text:p>
          <text:list>
            <text:list-item>
              <text:list>
                <text:list-header>
                  <text:p text:style-name="P18"><text:span text:style-name="T9">constraint AccountType_test check(value in ('Checking', 'Saving')</text:span></text:p>
                </text:list-header>
              </text:list>
            </text:list-item>
          </text:list>
        </text:list-item>
        <text:list-item>
          <text:p text:style-name="P18"><text:span text:style-name="T9">create domain branch_name char(20)</text:span></text:p>
          <text:list>
            <text:list-item>
              <text:list>
                <text:list-header>
                  <text:p text:style-name="P18"><text:span text:style-name="T9">constraint test check(value in (select branch_name from branch))</text:span></text:p>
                </text:list-header>
              </text:list>
            </text:list-item>
          </text:list>
        </text:list-item>
      </text:list>
      <text:p text:style-name="P17"><text:span text:style-name="T8"/></text:p>
      <text:p text:style-name="P4"/>
      <text:p text:style-name="P3">Dangling tuples</text:p>
      <text:list xml:id="list2689873998131109010" text:style-name="L2">
        <text:list-item>
          <text:p text:style-name="P12"><text:span text:style-name="T1">Consider the relations </text:span><text:span text:style-name="T4">R</text:span><text:span text:style-name="T1"> and </text:span><text:span text:style-name="T4">S</text:span><text:span text:style-name="T1"> and the respective relationship instances </text:span><text:span text:style-name="T4">r(R)</text:span><text:span text:style-name="T1"> and </text:span><text:span text:style-name="T4">s(S).</text:span></text:p>
        </text:list-item>
        <text:list-item>
          <text:p text:style-name="P13"><text:span text:style-name="T3">T</text:span><text:span text:style-name="T2">uples </text:span><text:span text:style-name="T3">of </text:span><text:span text:style-name="T5">r(R)</text:span><text:span text:style-name="T3"> and </text:span><text:span text:style-name="T5">s(S)</text:span><text:span text:style-name="T3">, which cannot participate in </text:span><text:span text:style-name="T3"><draw:frame draw:style-name="fr1" draw:name="Object2" text:anchor-type="as-char" svg:y="-0.383cm" svg:width="0.965cm" svg:height="0.51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"> are called dangling tuples.</text:span></text:p>
        </text:list-item>
        <text:list-item>
          <text:p text:style-name="P14"><draw:frame draw:style-name="fr1" draw:name="Object1" text:anchor-type="as-char" svg:y="-0.377cm" svg:width="12.933cm" svg:height="0.531cm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</text:list>
      <text:p text:style-name="P2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4T07:45:07</meta:creation-date>
    <dc:title>T1</dc:title>
    <meta:editing-duration>PT1H26M30S</meta:editing-duration>
    <meta:editing-cycles>14</meta:editing-cycles>
    <meta:generator>LibreOffice/4.0.1.2$Windows_x86 LibreOffice_project/84102822e3d61eb989ddd325abf1ac077904985</meta:generator>
    <meta:initial-creator>Kempa </meta:initial-creator>
    <dc:date>2013-04-01T11:23:35.05</dc:date>
    <meta:document-statistic meta:table-count="0" meta:image-count="0" meta:object-count="2" meta:page-count="1" meta:paragraph-count="25" meta:word-count="186" meta:character-count="1179" meta:non-whitespace-character-count="1035"/>
    <meta:template xlink:type="simple" xlink:actuate="onRequest" xlink:title="T1" xlink:href="../../../.config/libreoffice/3/user/template/T1.ott" meta:date="2013-02-14T07:45:05"/>
  </office:meta>
</office:document-meta>
</file>

<file path=Object 1/content.xml><?xml version="1.0" encoding="utf-8"?>
<math xmlns="http://www.w3.org/1998/Math/MathML">
  <semantics>
    <mrow>
      <mo stretchy="false">{</mo>
      <mrow>
        <msub>
          <mi>t</mi>
          <mi>r</mi>
        </msub>
        <mo stretchy="false">∣</mo>
        <mo stretchy="false">∄</mo>
      </mrow>
      <msub>
        <mi>t</mi>
        <mi>s</mi>
      </msub>
      <mi mathvariant="italic">such</mi>
      <mi mathvariant="italic">that</mi>
      <msub>
        <mi>t</mi>
        <mi>r</mi>
      </msub>
      <mrow>
        <mrow>
          <mo stretchy="false">[</mo>
          <mrow>
            <mrow>
              <mi>R</mi>
              <mo stretchy="false">∩</mo>
              <mi>S</mi>
            </mrow>
          </mrow>
          <mo stretchy="false">]</mo>
        </mrow>
        <mo stretchy="false">=</mo>
        <msub>
          <mi>t</mi>
          <mi>s</mi>
        </msub>
      </mrow>
      <mrow>
        <mo stretchy="false">[</mo>
        <mrow>
          <mrow>
            <mi>R</mi>
            <mo stretchy="false">∩</mo>
            <mi>S</mi>
          </mrow>
        </mrow>
        <mo stretchy="false">]</mo>
      </mrow>
      <mrow>
        <mo stretchy="false">}</mo>
        <mo stretchy="false">∪</mo>
        <mo stretchy="false">{</mo>
      </mrow>
      <mrow>
        <msub>
          <mi>t</mi>
          <mi>s</mi>
        </msub>
        <mo stretchy="false">∣</mo>
        <mo stretchy="false">∄</mo>
      </mrow>
      <msub>
        <mi>t</mi>
        <mi>r</mi>
      </msub>
      <mi mathvariant="italic">such</mi>
      <mi mathvariant="italic">that</mi>
      <msub>
        <mi>t</mi>
        <mi>s</mi>
      </msub>
      <mrow>
        <mrow>
          <mo stretchy="false">[</mo>
          <mrow>
            <mrow>
              <mi>R</mi>
              <mo stretchy="false">∩</mo>
              <mi>S</mi>
            </mrow>
          </mrow>
          <mo stretchy="false">]</mo>
        </mrow>
        <mo stretchy="false">=</mo>
        <msub>
          <mi>t</mi>
          <mi>r</mi>
        </msub>
      </mrow>
      <mrow>
        <mo stretchy="false">[</mo>
        <mrow>
          <mrow>
            <mi>R</mi>
            <mo stretchy="false">∩</mo>
            <mi>S</mi>
          </mrow>
        </mrow>
        <mo stretchy="false">]</mo>
      </mrow>
      <mo stretchy="false">}</mo>
    </mrow>
    <annotation encoding="StarMath 5.0">\{t_r divides notexists t_s such that t_r[R intersection S] = t_s[R intersection S]\} union \{t_s divides notexists t_r such that t_s[R intersection S] = t_r[R intersection S]\}</annotation>
  </semantics>
</math>
</file>

<file path=Object 2/content.xml><?xml version="1.0" encoding="utf-8"?>
<math xmlns="http://www.w3.org/1998/Math/MathML">
  <semantics>
    <mrow>
      <mi>r</mi>
      <mo stretchy="false">⨝</mo>
      <mi>s</mi>
    </mrow>
    <annotation encoding="StarMath 5.0">r %Ux2A1D s</annotation>
  </semantics>
</math>
</file>